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svg="urn:oasis:names:tc:opendocument:xmlns:svg-compatible:1.0" office:version="1.2">
  <office:automatic-styles/>
  <office:body>
    <office:text>
      <text:p text:style-name="Default">{{ body 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/>
  <office:automatic-styles/>
  <office:master-styles/>
</office:document-styles>
</file>